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6300000163EA5FFD4A4E38C99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044cm" svg:height="7.044cm" svg:x="7.461cm" svg:y="11.615cm">
          <draw:image xlink:href="Pictures/100000000000016300000163EA5FFD4A4E38C9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54:52.930751857</meta:creation-date>
    <dc:date>2018-04-17T15:55:49.805726265</dc:date>
    <meta:editing-duration>PT5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